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Nimbus Sans L"/>
    </style:style>
    <style:style style:name="P3" style:family="paragraph" style:parent-style-name="Standard">
      <style:paragraph-properties fo:text-align="justify" style:justify-single-word="false"/>
      <style:text-properties style:font-name="Nimbus Sans L"/>
    </style:style>
    <style:style style:name="P4" style:family="paragraph" style:parent-style-name="Standard">
      <style:text-properties style:font-name="Nimbus Sans 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Nimbus Sans 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imbus Sans L"/>
    </style:style>
    <style:style style:name="P7" style:family="paragraph" style:parent-style-name="Standard">
      <style:paragraph-properties fo:text-align="center" style:justify-single-word="false"/>
      <style:text-properties style:font-name="Nimbus Sans L"/>
    </style:style>
    <style:style style:name="P8" style:family="paragraph" style:parent-style-name="Standard">
      <style:paragraph-properties fo:text-align="start" style:justify-single-word="false"/>
      <style:text-properties style:font-name="Nimbus Sans L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Nimbus Sans 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osten-Nutzen-Analyse</text:p>
      <text:p text:style-name="P2"/>
      <text:p text:style-name="P5">Beschreibung</text:p>
      <text:p text:style-name="P2"/>
      <text:p text:style-name="P2">Zur Erweiterung unseres Portfolios an modernen mobilen Spielen möchten wir die Entwicklung einer Multiplayer-Variante des bekannten Spieles „Schiffe versenken“ bei unserem Geschäftspartner in Auftrag geben.</text:p>
      <text:p text:style-name="P2"/>
      <text:p text:style-name="P2">Zur Stärkung unserer Reichweite möchten wir die Reichweite neben Android auch auf Windows Phone ausbreiten.</text:p>
      <text:p text:style-name="P2"/>
      <text:p text:style-name="P1"><text:span text:style-name="T1">Nachdem wir Zahlen zu App-Verkäufen von Techcrunch (</text:span><text:a xlink:type="simple" xlink:href="http://techcrunch.com/2010/05/16/iphone-app-sales-exposed/"><text:span text:style-name="T1">http://techcrunch.com/2010/05/16/iphone-app-sales-exposed/</text:span></text:a><text:span text:style-name="T1">) ausgewertet haben, rechnen wir im ersten Jahr mit 40.000 Verkäufen, welche wir mit Marketingaktionen entsprechend stützen möchten.</text:span></text:p>
      <text:p text:style-name="P3"/>
      <text:p text:style-name="P3">Die App soll für 2,99 € international zum Verkauf angeboten werden.</text:p>
      <text:p text:style-name="P3">Da sowohl Google und Microsoft als Betreiber der App Stores jeweils 30 % einbehalten, erreichen wir nach Abzug von 15% Umsatzsteuer einen Reingewinn von 1,78 € je verkaufter Einheit.</text:p>
      <text:p text:style-name="P3">Wir rechnen mit 15.000 verkauften Einheiten im ersten Quartal und mit 25.000 verkauften Einheiten in den restlichen drei Quartalen.</text:p>
      <text:p text:style-name="P3"/>
      <text:p text:style-name="P3">Bei diesem Projekt entstehen einmalige Kosten von 42.000 €, die sich in Entwicklung, Bereitstellung und Veröffentlichung und Marketingmaßnahmen aufteilen.</text:p>
      <text:p text:style-name="P3">Die laufenden Kosten belaufen sich auf Grundkosten in Höhe von 3.500 €. Je 10.000 verkaufter Einheiten rechnen wir mit zusätzlichen Betriebskosten von 1.625 €.</text:p>
      <text:p text:style-name="P3">Dadurch belaufen sich die Betriebskosten im ersten Jahr bei 40.000 verkauften Einheiten auf 12.000 €.</text:p>
      <text:p text:style-name="P3"/>
      <text:p text:style-name="P3"><text:span text:style-name="T2">Kalkulation</text:span></text:p>
      <text:p text:style-name="P3"/>
      <text:p text:style-name="P3"><draw:frame draw:style-name="fr1" draw:name="Objekt1" text:anchor-type="as-char" svg:width="12.582cm" svg:height="7.02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9">Break-Even-Point</text:p>
      <text:p text:style-name="P3"/>
      <text:p text:style-name="P3">Zur Berechnung des Break-Even-Points gehen wir anhand der zuvor getroffenen Kalkulationen von folenden Bedingungen aus:</text:p>
      <text:p text:style-name="P3"/>
      <text:p text:style-name="P3"><draw:frame draw:style-name="fr1" draw:name="Objekt2" text:anchor-type="as-char" svg:width="11.582cm" svg:height="2.84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draw:frame draw:style-name="fr2" draw:name="Objekt3" text:anchor-type="paragraph" svg:x="-0.947cm" svg:y="0.462cm" svg:width="19.263cm" svg:height="8.52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8">Der Break-Even-Point ist nach genau <text:span text:style-name="T3">28.130 Einheiten</text:span> mit einem <text:span text:style-name="T3">Umsatz von 50.071,40 €</text:span> gegenüber K<text:span text:style-name="T3">osten von 50.071,13 €</text:span> erreic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8:04:10</meta:creation-date>
    <dc:date>2012-06-30T19:11:34</dc:date>
    <meta:editing-duration>PT7M21S</meta:editing-duration>
    <meta:editing-cycles>2</meta:editing-cycles>
    <meta:generator>LibreOffice/3.5$Linux_X86_64 LibreOffice_project/350m1$Build-2</meta:generator>
    <meta:document-statistic meta:table-count="0" meta:image-count="0" meta:object-count="3" meta:page-count="2" meta:paragraph-count="17" meta:word-count="220" meta:character-count="1658" meta:non-whitespace-character-count="14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89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1.3pt solid #000000" fo:border-left="none" fo:border-right="none" fo:border-top="1.3pt solid #000000" style:vertical-align="middle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9">
      <style:text-properties style:text-position="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3pt solid #000000" fo:border-left="none" fo:border-right="none" fo:border-top="1.3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109"/>
  </office:automatic-styles>
  <office:body>
    <office:spreadsheet>
      <table:table table:name="Kalkulation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4" office:value-type="string">
            <text:p>A. Ausgaben und Aufwände</text:p>
          </table:table-cell>
          <table:table-cell/>
        </table:table-row>
        <table:table-row table:style-name="ro3">
          <table:table-cell office:value-type="string">
            <text:p>Beauftragung und Entwicklung durch Geschäftspartner</text:p>
          </table:table-cell>
          <table:table-cell table:style-name="ce6" office:value-type="currency" office:currency="EUR" office:value="24000">
            <text:p>24.000,00 €</text:p>
          </table:table-cell>
        </table:table-row>
        <table:table-row table:style-name="ro3">
          <table:table-cell office:value-type="string">
            <text:p>Bereitstellen und Veröffentlichen</text:p>
          </table:table-cell>
          <table:table-cell table:style-name="ce6" office:value-type="currency" office:currency="EUR" office:value="6000">
            <text:p>6.000,00 €</text:p>
          </table:table-cell>
        </table:table-row>
        <table:table-row table:style-name="ro3">
          <table:table-cell office:value-type="string">
            <text:p>Laufende Betriebskosten</text:p>
          </table:table-cell>
          <table:table-cell table:style-name="ce6" office:value-type="currency" office:currency="EUR" office:value="10000">
            <text:p>10.000,00 €</text:p>
          </table:table-cell>
        </table:table-row>
        <table:table-row table:style-name="ro3">
          <table:table-cell office:value-type="string">
            <text:p>Marketingmaßnahmen</text:p>
          </table:table-cell>
          <table:table-cell table:style-name="ce6" office:value-type="currency" office:currency="EUR" office:value="12000">
            <text:p>12.000,00 €</text:p>
          </table:table-cell>
        </table:table-row>
        <table:table-row table:style-name="ro2">
          <table:table-cell table:style-name="ce5" office:value-type="string">
            <text:p>Gesamtaufwand im ersten Jahr</text:p>
          </table:table-cell>
          <table:table-cell table:style-name="ce5" table:formula="of:=SUM([.B4:.B7])" office:value-type="currency" office:currency="EUR" office:value="52000">
            <text:p>52.000,00 €</text:p>
          </table:table-cell>
        </table:table-row>
        <table:table-row table:style-name="ro4">
          <table:table-cell table:style-name="ce4" office:value-type="string">
            <text:p>B. Einnahmen</text:p>
          </table:table-cell>
          <table:table-cell/>
        </table:table-row>
        <table:table-row table:style-name="ro3">
          <table:table-cell office:value-type="string">
            <text:p>App-Verkäufe in den ersten drei Monaten</text:p>
          </table:table-cell>
          <table:table-cell table:style-name="ce6" office:value-type="currency" office:currency="EUR" office:value="26700">
            <text:p>26.700,00 €</text:p>
          </table:table-cell>
        </table:table-row>
        <table:table-row table:style-name="ro3">
          <table:table-cell office:value-type="string">
            <text:p>App-Verkäufe in den restlichen Monaten</text:p>
          </table:table-cell>
          <table:table-cell table:style-name="ce6" office:value-type="currency" office:currency="EUR" office:value="44500">
            <text:p>44.500,00 €</text:p>
          </table:table-cell>
        </table:table-row>
        <table:table-row table:style-name="ro2">
          <table:table-cell table:style-name="ce5" office:value-type="string">
            <text:p>Gesamteinnahmen im ersten Jahr</text:p>
          </table:table-cell>
          <table:table-cell table:style-name="ce5" table:formula="of:=SUM([.B10:.B11])" office:value-type="currency" office:currency="EUR" office:value="71200">
            <text:p>71.200,00 €</text:p>
          </table:table-cell>
        </table:table-row>
        <table:table-row table:style-name="ro2">
          <table:table-cell table:style-name="ce5" office:value-type="string">
            <text:p>Saldo aus Nutzen und Kosten im ersten Jahr</text:p>
          </table:table-cell>
          <table:table-cell table:style-name="ce5" table:formula="of:=[.B12]-[.B8]" office:value-type="currency" office:currency="EUR" office:value="19200">
            <text:p>19.200,00 €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03cm"/>
    </style:style>
    <style:style style:name="co3" style:family="table-column">
      <style:table-column-properties fo:break-before="auto" style:column-width="3.1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 style:vertical-align="middle"/>
      <style:text-properties style:text-position="" style:font-name="Nimbus Sans 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style:text-position="" style:font-name="Nimbus Sans 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9">
      <style:table-cell-properties fo:border-bottom="0.06pt solid #000000" fo:border-left="none" fo:border-right="none" fo:border-top="none" style:vertical-align="middle"/>
      <style:text-properties style:text-position="" style:font-name="Nimbus Sans L" fo:font-size="12pt" style:font-size-asian="12pt" style:font-size-complex="12pt"/>
    </style:style>
    <style:style style:name="ce4" style:family="table-cell" style:parent-style-name="Default" style:data-style-name="N109">
      <style:table-cell-properties style:vertical-align="middle"/>
      <style:text-properties style:text-position="" style:font-name="Nimbus Sans L"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middl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9">
      <style:table-cell-properties fo:border-bottom="0.06pt solid #000000" fo:border-left="none" fo:border-right="none" fo:border-top="none" style:vertical-align="middle"/>
      <style:text-properties style:font-name="Nimbus Sans L" fo:font-size="12pt" style:font-size-asian="12pt" style:font-size-complex="12pt"/>
    </style:style>
    <style:style style:name="ce8" style:family="table-cell" style:parent-style-name="Default" style:data-style-name="N109">
      <style:table-cell-properties style:vertical-align="middle"/>
      <style:text-properties style:font-name="Nimbus Sans L" fo:font-size="12pt" style:font-size-asian="12pt" style:font-size-complex="12pt"/>
    </style:style>
  </office:automatic-styles>
  <office:body>
    <office:spreadsheet>
      <table:table table:name="Break-Even-Point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8"/>
          <table:table-cell table:style-name="ce5" office:value-type="string">
            <text:p>Reingewinn je verkaufter Einheit</text:p>
          </table:table-cell>
          <table:table-cell table:style-name="ce7" office:value-type="currency" office:currency="EUR" office:value="1.78">
            <text:p>1,78 €</text:p>
          </table:table-cell>
        </table:table-row>
        <table:table-row table:style-name="ro2">
          <table:table-cell table:number-columns-repeated="8"/>
          <table:table-cell table:style-name="ce6" office:value-type="string">
            <text:p>Einmalige Kosten</text:p>
          </table:table-cell>
          <table:table-cell table:style-name="ce8" office:value-type="currency" office:currency="EUR" office:value="42000">
            <text:p>42.000,00 €</text:p>
          </table:table-cell>
        </table:table-row>
        <table:table-row table:style-name="ro2">
          <table:table-cell table:number-columns-repeated="8"/>
          <table:table-cell table:style-name="ce6" office:value-type="string">
            <text:p>Laufende Kosten je 10000 verkaufter Einheiten</text:p>
          </table:table-cell>
          <table:table-cell table:style-name="ce8" office:value-type="currency" office:currency="EUR" office:value="1625">
            <text:p>1.625,00 €</text:p>
          </table:table-cell>
        </table:table-row>
        <table:table-row table:style-name="ro2">
          <table:table-cell table:number-columns-repeated="8"/>
          <table:table-cell table:style-name="ce6" office:value-type="string">
            <text:p>Laufende Grundkosten</text:p>
          </table:table-cell>
          <table:table-cell table:style-name="ce8" office:value-type="currency" office:currency="EUR" office:value="3500">
            <text:p>3.500,00 €</text:p>
          </table:table-cell>
        </table:table-row>
        <table:table-row table:style-name="ro1" table:number-rows-repeated="10485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svg:stroke-width="0.05cm" svg:stroke-color="#00008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draw:stroke="none" svg:stroke-color="#000000" draw:fill="none" draw:fill-color="#ffffff" fo:min-height="1.127cm"/>
    </style:style>
    <style:style style:name="P1" style:family="paragraph">
      <style:paragraph-properties fo:text-align="center"/>
    </style:style>
    <style:style style:name="P2" style:family="paragraph">
      <style:text-properties fo:font-family="'Nimbus Sans L'" style:font-style-name="Regular Condensed" style:font-family-generic="swiss" style:font-pitch="variable" fo:font-size="11pt" style:font-size-asian="24pt" style:font-size-complex="24pt"/>
    </style:style>
    <style:style style:name="T1" style:family="text">
      <style:text-properties fo:font-family="'Nimbus Sans L'" style:font-style-name="Regular Condensed" style:font-family-generic="swiss" style:font-pitch="variable" fo:font-size="11pt" style:font-size-asian="24pt" style:font-size-complex="24pt"/>
    </style:style>
  </office:automatic-styles>
  <office:body>
    <office:chart>
      <chart:chart svg:width="19.263cm" svg:height="8.528cm" xlink:href="." xlink:type="simple" chart:class="chart:line" chart:style-name="ch1">
        <chart:legend chart:legend-position="end" svg:x="16.781cm" svg:y="3.716cm" style:legend-expansion="high" chart:style-name="ch2"/>
        <chart:plot-area chart:style-name="ch3" chart:data-source-has-labels="both" svg:x="0.277cm" svg:y="0.738cm" svg:width="16.491cm" svg:height="7.108cm">
          <chartooo:coordinate-region svg:x="2.327cm" svg:y="0.937cm" svg:width="14.294cm" svg:height="5.864cm"/>
          <chart:axis chart:dimension="x" chart:name="primary-x" chart:style-name="ch4" chartooo:axis-type="auto">
            <chartooo:date-scale/>
            <chart:title svg:x="7.062cm" svg:y="7.968cm" chart:style-name="ch5">
              <text:p>Verkaufte Einheiten</text:p>
            </chart:title>
            <chart:categories table:cell-range-address="local-table.$A$2:.$A$47"/>
          </chart:axis>
          <chart:axis chart:dimension="y" chart:name="primary-y" chart:style-name="ch6">
            <chart:title svg:x="0cm" svg:y="7.91cm" chart:style-name="ch7">
              <text:p>Umsatz</text:p>
            </chart:title>
            <chart:grid chart:style-name="ch8" chart:class="major"/>
          </chart:axis>
          <chart:series chart:style-name="ch9" chart:values-cell-range-address="local-table.$B$2:.$B$47" chart:label-cell-address="local-table.$B$1" chart:class="chart:line">
            <chart:data-point chart:repeated="46"/>
          </chart:series>
          <chart:series chart:style-name="ch10" chart:values-cell-range-address="local-table.$C$2:.$C$47" chart:label-cell-address="local-table.$C$1" chart:class="chart:line">
            <chart:data-point chart:repeated="46"/>
          </chart:series>
          <chart:wall chart:style-name="ch11"/>
          <chart:floor chart:style-name="ch12"/>
        </chart:plot-area>
        <draw:line draw:style-name="gr1" draw:text-style-name="P1" svg:x1="11.276cm" svg:y1="3.527cm" svg:x2="2.362cm" svg:y2="3.527cm">
          <text:p/>
        </draw:line>
        <draw:line draw:style-name="gr1" draw:text-style-name="P1" svg:x1="11.277cm" svg:y1="6.805cm" svg:x2="11.277cm" svg:y2="3.513cm">
          <text:p/>
        </draw:line>
        <draw:frame draw:style-name="gr2" draw:text-style-name="P2" svg:width="3.615cm" svg:height="1.127cm" svg:x="9.597cm" svg:y="2.998cm">
          <draw:text-box>
            <text:p><text:span text:style-name="T1">Gewinnschwelle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winn</text:p>
              </table:table-cell>
              <table:table-cell office:value-type="string">
                <text:p>Kosten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5500">
                <text:p>455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80">
                <text:p>1780</text:p>
              </table:table-cell>
              <table:table-cell office:value-type="float" office:value="45662.5">
                <text:p>45662.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560">
                <text:p>3560</text:p>
              </table:table-cell>
              <table:table-cell office:value-type="float" office:value="45825">
                <text:p>458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340">
                <text:p>5340</text:p>
              </table:table-cell>
              <table:table-cell office:value-type="float" office:value="45987.5">
                <text:p>45987.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120">
                <text:p>7120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8900">
                <text:p>8900</text:p>
              </table:table-cell>
              <table:table-cell office:value-type="float" office:value="46312.5">
                <text:p>46312.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680">
                <text:p>10680</text:p>
              </table:table-cell>
              <table:table-cell office:value-type="float" office:value="46475">
                <text:p>464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460">
                <text:p>12460</text:p>
              </table:table-cell>
              <table:table-cell office:value-type="float" office:value="46637.5">
                <text:p>46637.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4240">
                <text:p>14240</text:p>
              </table:table-cell>
              <table:table-cell office:value-type="float" office:value="46800">
                <text:p>46800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020">
                <text:p>16020</text:p>
              </table:table-cell>
              <table:table-cell office:value-type="float" office:value="46962.5">
                <text:p>46962.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7800">
                <text:p>17800</text:p>
              </table:table-cell>
              <table:table-cell office:value-type="float" office:value="47125">
                <text:p>471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580">
                <text:p>19580</text:p>
              </table:table-cell>
              <table:table-cell office:value-type="float" office:value="47287.5">
                <text:p>47287.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1360">
                <text:p>21360</text:p>
              </table:table-cell>
              <table:table-cell office:value-type="float" office:value="47450">
                <text:p>47450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140">
                <text:p>23140</text:p>
              </table:table-cell>
              <table:table-cell office:value-type="float" office:value="47612.5">
                <text:p>47612.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4920">
                <text:p>24920</text:p>
              </table:table-cell>
              <table:table-cell office:value-type="float" office:value="47775">
                <text:p>477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700">
                <text:p>26700</text:p>
              </table:table-cell>
              <table:table-cell office:value-type="float" office:value="47937.5">
                <text:p>47937.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8480">
                <text:p>28480</text:p>
              </table:table-cell>
              <table:table-cell office:value-type="float" office:value="48100">
                <text:p>48100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0260">
                <text:p>30260</text:p>
              </table:table-cell>
              <table:table-cell office:value-type="float" office:value="48262.5">
                <text:p>48262.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040">
                <text:p>32040</text:p>
              </table:table-cell>
              <table:table-cell office:value-type="float" office:value="48425">
                <text:p>4842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3820">
                <text:p>33820</text:p>
              </table:table-cell>
              <table:table-cell office:value-type="float" office:value="48587.5">
                <text:p>48587.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5600">
                <text:p>35600</text:p>
              </table:table-cell>
              <table:table-cell office:value-type="float" office:value="48750">
                <text:p>48750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7380">
                <text:p>37380</text:p>
              </table:table-cell>
              <table:table-cell office:value-type="float" office:value="48912.5">
                <text:p>48912.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9160">
                <text:p>39160</text:p>
              </table:table-cell>
              <table:table-cell office:value-type="float" office:value="49075">
                <text:p>4907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0940">
                <text:p>40940</text:p>
              </table:table-cell>
              <table:table-cell office:value-type="float" office:value="49237.5">
                <text:p>49237.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2720">
                <text:p>42720</text:p>
              </table:table-cell>
              <table:table-cell office:value-type="float" office:value="49400">
                <text:p>4940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500">
                <text:p>44500</text:p>
              </table:table-cell>
              <table:table-cell office:value-type="float" office:value="49562.5">
                <text:p>49562.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46280">
                <text:p>46280</text:p>
              </table:table-cell>
              <table:table-cell office:value-type="float" office:value="49725">
                <text:p>4972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48060">
                <text:p>48060</text:p>
              </table:table-cell>
              <table:table-cell office:value-type="float" office:value="49887.5">
                <text:p>49887.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49840">
                <text:p>49840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51620">
                <text:p>51620</text:p>
              </table:table-cell>
              <table:table-cell office:value-type="float" office:value="50212.5">
                <text:p>50212.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400">
                <text:p>53400</text:p>
              </table:table-cell>
              <table:table-cell office:value-type="float" office:value="50375">
                <text:p>5037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55180">
                <text:p>55180</text:p>
              </table:table-cell>
              <table:table-cell office:value-type="float" office:value="50537.5">
                <text:p>50537.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56960">
                <text:p>56960</text:p>
              </table:table-cell>
              <table:table-cell office:value-type="float" office:value="50700">
                <text:p>5070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58740">
                <text:p>58740</text:p>
              </table:table-cell>
              <table:table-cell office:value-type="float" office:value="50862.5">
                <text:p>50862.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0520">
                <text:p>60520</text:p>
              </table:table-cell>
              <table:table-cell office:value-type="float" office:value="51025">
                <text:p>5102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2300">
                <text:p>62300</text:p>
              </table:table-cell>
              <table:table-cell office:value-type="float" office:value="51187.5">
                <text:p>51187.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64080">
                <text:p>64080</text:p>
              </table:table-cell>
              <table:table-cell office:value-type="float" office:value="51350">
                <text:p>5135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65860">
                <text:p>65860</text:p>
              </table:table-cell>
              <table:table-cell office:value-type="float" office:value="51512.5">
                <text:p>51512.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67640">
                <text:p>67640</text:p>
              </table:table-cell>
              <table:table-cell office:value-type="float" office:value="51675">
                <text:p>5167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69420">
                <text:p>69420</text:p>
              </table:table-cell>
              <table:table-cell office:value-type="float" office:value="51837.5">
                <text:p>51837.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1200">
                <text:p>71200</text:p>
              </table:table-cell>
              <table:table-cell office:value-type="float" office:value="52000">
                <text:p>5200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72980">
                <text:p>72980</text:p>
              </table:table-cell>
              <table:table-cell office:value-type="float" office:value="52162.5">
                <text:p>52162.5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74760">
                <text:p>74760</text:p>
              </table:table-cell>
              <table:table-cell office:value-type="float" office:value="52325">
                <text:p>5232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76540">
                <text:p>76540</text:p>
              </table:table-cell>
              <table:table-cell office:value-type="float" office:value="52487.5">
                <text:p>52487.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8320">
                <text:p>78320</text:p>
              </table:table-cell>
              <table:table-cell office:value-type="float" office:value="52650">
                <text:p>5265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0100">
                <text:p>80100</text:p>
              </table:table-cell>
              <table:table-cell office:value-type="float" office:value="52812.5">
                <text:p>5281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